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4.318cm" svg:x="6.429cm" svg:y="2.27cm">
          <text:p text:style-name="P1">Design Flex Module<text:line-break/>using standard castellation<text:line-break/>and shape specifie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5.207cm" svg:height="3.683cm" svg:x="8.012cm" svg:y="18.012cm">
          <text:p text:style-name="P1">Run pad.py on </text:p>
          <text:p text:style-name="P1">the pad count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1" draw:layer="layout" svg:width="6.604cm" svg:height="3.683cm" svg:x="7.35cm" svg:y="12.811cm">
          <text:p text:style-name="P1">Center Flex Module<text:line-break/>Footprint </text:p>
          <text:p text:style-name="P1">in layout<text:line-break/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1" draw:layer="layout" svg:width="5.715cm" svg:height="3.683cm" svg:x="7.731cm" svg:y="7.858cm">
          <text:p text:style-name="P1">Lay Flex Module<text:line-break/>On schematic<text:line-break/>and connect<text:line-break/>pads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1" draw:layer="layout" svg:width="6.731cm" svg:height="2.921cm" svg:x="7.212cm" svg:y="23.106cm">
          <text:p text:style-name="P1">Enter pad.py<text:line-break/>grid points for the<text:line-break/> closest pads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2" draw:text-style-name="P1" draw:layer="layout" svg:x1="10.652cm" svg:y1="6.588cm" svg:x2="10.652cm" svg:y2="7.858cm">
          <text:p/>
        </draw:line>
        <draw:line draw:style-name="gr2" draw:text-style-name="P1" draw:layer="layout" svg:x1="10.525cm" svg:y1="11.541cm" svg:x2="10.525cm" svg:y2="12.811cm">
          <text:p/>
        </draw:line>
        <draw:line draw:style-name="gr2" draw:text-style-name="P1" draw:layer="layout" svg:x1="10.652cm" svg:y1="16.621cm" svg:x2="10.652cm" svg:y2="18.018cm">
          <text:p/>
        </draw:line>
        <draw:line draw:style-name="gr2" draw:text-style-name="P1" draw:layer="layout" svg:x1="10.525cm" svg:y1="21.701cm" svg:x2="10.525cm" svg:y2="23.0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6T17:04:28</meta:creation-date>
    <dc:date>2015-08-16T17:11:46</dc:date>
    <meta:editing-duration>PT7M19S</meta:editing-duration>
    <meta:editing-cycles>1</meta:editing-cycles>
    <meta:document-statistic meta:object-count="9"/>
    <meta:generator>OpenOffice/4.0.1$Unix OpenOffice.org_project/401m5$Build-9714</meta:generator>
  </office:meta>
</office:document-meta>
</file>